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Function.PDFFunction( int theFunctionType , List theDomain , List theRange , StringBuffer theFunctionData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Function.equals( Object obj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40">
            <text:p text:style-name="Table_20_Contents">40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PDFFunction.PDFFunction( int theFunctionType , List theDomain , List theRange , List theSize , int theBitsPerSample , int theOrder , List theEncode , List theDecode , StringBuffer theFunctionDataStream , List the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Function.PDFFunction( int theFunctionType , List theDomain , List theRange , List theFunctions , List theBounds , List theEn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Function.toPDF( )</text:p>
          </table:table-cell>
          <table:table-cell office:value-type="float" office:value="50">
            <text:p text:style-name="Table_20_Contents">50</text:p>
          </table:table-cell>
          <table:table-cell office:value-type="float" office:value="75">
            <text:p text:style-name="Table_20_Contents">75</text:p>
          </table:table-cell>
          <table:table-cell office:value-type="float" office:value="236">
            <text:p text:style-name="Table_20_Contents">236</text:p>
          </table:table-cell>
        </table:table-row>
        <table:table-row>
          <table:table-cell office:value-type="string">
            <text:p text:style-name="Table_20_Contents">PDFFunction.PDFFunction( int theFunctionType , List theDomain , List theRange , List theCZero , List theCOne , double theInterpolationExponent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